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9a870"/>
    </style:style>
    <style:style style:name="ce19" style:family="table-cell" style:parent-style-name="Default">
      <style:table-cell-properties fo:background-color="#fedcc6"/>
    </style:style>
    <style:style style:name="ce22" style:family="table-cell" style:parent-style-name="Default">
      <style:table-cell-properties fo:background-color="#1b75bc"/>
    </style:style>
    <style:style style:name="ce24" style:family="table-cell" style:parent-style-name="Default">
      <style:table-cell-properties fo:background-color="#c7a0cb"/>
    </style:style>
    <style:style style:name="ce25" style:family="table-cell" style:parent-style-name="Default">
      <style:table-cell-properties fo:background-color="#dfcce4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ly WPM without ML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16.11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xforto00test 56.00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te <text:s text:c="6"/>4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2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1.33" calcext:value-type="float">
            <text:p>31.33</text:p>
          </table:table-cell>
          <table:table-cell table:style-name="ce19" office:value-type="string" calcext:value-type="string">
            <text:p>dt.sdc <text:s text:c="6"/>48.7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ste <text:s text:c="6"/>4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wpm_c <text:s text:c="4"/>37.6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rand <text:s text:c="5"/>24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login00 <text:s text:c="4"/>1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dt.ste <text:s text:c="6"/>44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wpm_c <text:s text:c="4"/>36.8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3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forto00test 2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11.44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1.25" calcext:value-type="float">
            <text:p>21.25</text:p>
          </table:table-cell>
          <table:table-cell table:style-name="Default" office:value-type="string" calcext:value-type="string">
            <text:p>dt.ste <text:s text:c="6"/>45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4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dt.wpm_c <text:s text:c="4"/>39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sdc <text:s text:c="6"/>27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forto00test 21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rand <text:s text:c="5"/>9.2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login00 <text:s text:c="4"/>8.90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5.25" calcext:value-type="float">
            <text:p>35.25</text:p>
          </table:table-cell>
          <table:table-cell table:style-name="ce22" office:value-type="string" calcext:value-type="string">
            <text:p>dt.ste <text:s text:c="6"/>35.42 % winra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5</text:p>
          </table:table-cell>
          <table:table-cell/>
          <table:table-cell table:style-name="ce22" table:number-columns-repeated="3"/>
          <table:table-cell table:style-name="ce22" office:value-type="string" calcext:value-type="string">
            <text:p>xforto00test 3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wpm_c <text:s text:c="4"/>33.05 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sdc <text:s text:c="6"/>28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rand <text:s text:c="5"/>6.0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xlogin00 <text:s text:c="4"/>5.08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5.12.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75" calcext:value-type="float">
            <text:p>31.75</text:p>
          </table:table-cell>
          <table:table-cell table:style-name="ce24" office:value-type="string" calcext:value-type="string">
            <text:p>dt.ste <text:s text:c="6"/>40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final</text:p>
          </table:table-cell>
          <table:table-cell/>
          <table:table-cell table:style-name="ce24" table:number-columns-repeated="3"/>
          <table:table-cell table:style-name="ce24" office:value-type="string" calcext:value-type="string">
            <text:p>xforto00test 31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30.9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5.51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1.5" calcext:value-type="float">
            <text:p>31.5</text:p>
          </table:table-cell>
          <table:table-cell table:style-name="ce25" office:value-type="string" calcext:value-type="string">
            <text:p>dt.ste <text:s text:c="6"/>43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32.2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1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30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5.1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4.69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33" calcext:value-type="float">
            <text:p>31.33</text:p>
          </table:table-cell>
          <table:table-cell table:style-name="ce24" office:value-type="string" calcext:value-type="string">
            <text:p>dt.sdc <text:s text:c="6"/>52.8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46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2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1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dt.sdc <text:s text:c="6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49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18.1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10.5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dt.wpm_c <text:s text:c="4"/>8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5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9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dt.wpm_c <text:s text:c="4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6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43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3.6" calcext:value-type="float">
            <text:p>33.6</text:p>
          </table:table-cell>
          <table:table-cell table:style-name="ce24" office:value-type="string" calcext:value-type="string">
            <text:p>dt.ste <text:s text:c="2"/>40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 33.6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3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2"/>25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5.87 <text:s/>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/>5.50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7:03:21.89448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2-28T17:06:39.490501962</dc:date>
    <meta:editing-duration>PT7H7M9S</meta:editing-duration>
    <meta:editing-cycles>16</meta:editing-cycles>
    <meta:generator>LibreOffice/6.0.7.3$Linux_X86_64 LibreOffice_project/00m0$Build-3</meta:generator>
    <meta:document-statistic meta:table-count="1" meta:cell-count="242" meta:object-count="0"/>
  </office:meta>
</office:document-meta>
</file>